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helpdeskgeek.com/category/virtualizatio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root</meta:initial-creator>
    <meta:creation-date>2012-09-19T03:01:55</meta:creation-date>
    <dc:creator>root</dc:creator>
    <dc:date>2012-09-19T03:03:03</dc:date>
    <meta:editing-cycles>1</meta:editing-cycles>
    <meta:editing-duration>PT1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4" meta:character-count="48"/>
  </office:meta>
</office:document-meta>
</file>